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Unicode', 'DejaVu Sans', 'Lucida Sans', sans-serif"/>
    <style:font-face style:name="OpenSymbol" svg:font-family="OpenSymbol"/>
    <style:font-face style:name="Tahoma1" svg:font-family="Tahoma"/>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2" style:family="table">
      <style:table-properties style:width="7.5in" table:align="margins" fo:background-color="transparent">
        <style:background-image/>
      </style:table-properties>
    </style:style>
    <style:style style:name="Table12.A" style:family="table-column">
      <style:table-column-properties style:column-width="7.5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000000" fo:padding="0.0382in" fo:border="0.05pt solid #000000">
        <style:background-image/>
      </style:table-cell-properties>
    </style:style>
    <style:style style:name="Table14" style:family="table">
      <style:table-properties style:width="7.5in" table:align="margins"/>
    </style:style>
    <style:style style:name="Table14.A" style:family="table-column">
      <style:table-column-properties style:column-width="7.5in" style:rel-column-width="65535*"/>
    </style:style>
    <style:style style:name="Table14.A1" style:family="table-cell">
      <style:table-cell-properties fo:padding="0.0382in" fo:border="0.05pt solid #000000"/>
    </style:style>
    <style:style style:name="Table15" style:family="table">
      <style:table-properties style:width="7.5in" table:align="margins"/>
    </style:style>
    <style:style style:name="Table15.A" style:family="table-column">
      <style:table-column-properties style:column-width="7.5in" style:rel-column-width="65535*"/>
    </style:style>
    <style:style style:name="Table15.A1" style:family="table-cell">
      <style:table-cell-properties fo:padding="0.0382in" fo:border="0.05pt solid #000000"/>
    </style:style>
    <style:style style:name="Table1" style:family="table">
      <style:table-properties style:width="7.5in" table:align="margins" fo:background-color="transparent">
        <style:background-image/>
      </style:table-properties>
    </style:style>
    <style:style style:name="Table1.A" style:family="table-column">
      <style:table-column-properties style:column-width="7.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000000" fo:padding="0.0382in" fo:border="0.05pt solid #000000">
        <style:background-image/>
      </style:table-cell-properties>
    </style:style>
    <style:style style:name="Table13" style:family="table">
      <style:table-properties style:width="7.5in" table:align="margins"/>
    </style:style>
    <style:style style:name="Table13.A" style:family="table-column">
      <style:table-column-properties style:column-width="7.5in" style:rel-column-width="65535*"/>
    </style:style>
    <style:style style:name="Table13.A1" style:family="table-cell">
      <style:table-cell-properties fo:padding="0.0382in" fo:border="0.05pt solid #000000"/>
    </style:style>
    <style:style style:name="Table3" style:family="table">
      <style:table-properties style:width="7.5in" table:align="margins"/>
    </style:style>
    <style:style style:name="Table3.A" style:family="table-column">
      <style:table-column-properties style:column-width="7.5in" style:rel-column-width="65535*"/>
    </style:style>
    <style:style style:name="Table3.A1" style:family="table-cell">
      <style:table-cell-properties fo:padding="0.0382in" fo:border="0.05pt solid #000000"/>
    </style:style>
    <style:style style:name="Table5" style:family="table">
      <style:table-properties style:width="7.5in" table:align="margins"/>
    </style:style>
    <style:style style:name="Table5.A" style:family="table-column">
      <style:table-column-properties style:column-width="7.5in" style:rel-column-width="65535*"/>
    </style:style>
    <style:style style:name="Table5.A1" style:family="table-cell">
      <style:table-cell-properties fo:padding="0.0382in" fo:border="0.05pt solid #000000"/>
    </style:style>
    <style:style style:name="Table16" style:family="table">
      <style:table-properties style:width="7.5in" table:align="margins"/>
    </style:style>
    <style:style style:name="Table16.A" style:family="table-column">
      <style:table-column-properties style:column-width="7.5in" style:rel-column-width="65535*"/>
    </style:style>
    <style:style style:name="Table16.A1" style:family="table-cell">
      <style:table-cell-properties fo:padding="0.0382in" fo:border="0.05pt solid #000000"/>
    </style:style>
    <style:style style:name="Table11" style:family="table">
      <style:table-properties style:width="7.5in" table:align="margins" fo:background-color="transparent">
        <style:background-image/>
      </style:table-properties>
    </style:style>
    <style:style style:name="Table11.A" style:family="table-column">
      <style:table-column-properties style:column-width="7.5in"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000000" fo:padding="0.0382in" fo:border="0.05pt solid #000000">
        <style:background-image/>
      </style:table-cell-properties>
    </style:style>
    <style:style style:name="Table19" style:family="table">
      <style:table-properties style:width="7.5in" table:align="margins" fo:background-color="transparent">
        <style:background-image/>
      </style:table-properties>
    </style:style>
    <style:style style:name="Table19.A" style:family="table-column">
      <style:table-column-properties style:column-width="7.5in"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000000" fo:padding="0.0382in" fo:border="0.05pt solid #000000">
        <style:background-image/>
      </style:table-cell-properties>
    </style:style>
    <style:style style:name="Table9" style:family="table">
      <style:table-properties style:width="7.5in" table:align="margins"/>
    </style:style>
    <style:style style:name="Table9.A" style:family="table-column">
      <style:table-column-properties style:column-width="7.5in" style:rel-column-width="65535*"/>
    </style:style>
    <style:style style:name="Table9.A1" style:family="table-cell">
      <style:table-cell-properties fo:padding="0.0382in" fo:border="0.05pt solid #000000"/>
    </style:style>
    <style:style style:name="Table27" style:family="table">
      <style:table-properties style:width="7.5in" table:align="margins"/>
    </style:style>
    <style:style style:name="Table27.A" style:family="table-column">
      <style:table-column-properties style:column-width="7.5in" style:rel-column-width="65535*"/>
    </style:style>
    <style:style style:name="Table27.A1" style:family="table-cell">
      <style:table-cell-properties fo:padding="0.0382in" fo:border="0.05pt solid #000000"/>
    </style:style>
    <style:style style:name="Table6" style:family="table">
      <style:table-properties style:width="7.5in" table:align="margins" fo:background-color="transparent">
        <style:background-image/>
      </style:table-properties>
    </style:style>
    <style:style style:name="Table6.A" style:family="table-column">
      <style:table-column-properties style:column-width="7.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000000" fo:padding="0.0382in" fo:border="0.05pt solid #000000">
        <style:background-image/>
      </style:table-cell-properties>
    </style:style>
    <style:style style:name="Table7" style:family="table">
      <style:table-properties style:width="7.5in" table:align="margins" fo:background-color="transparent">
        <style:background-image/>
      </style:table-properties>
    </style:style>
    <style:style style:name="Table7.A" style:family="table-column">
      <style:table-column-properties style:column-width="7.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000000" fo:padding="0.0382in" fo:border="0.05pt solid #000000">
        <style:background-image/>
      </style:table-cell-properties>
    </style:style>
    <style:style style:name="Table8" style:family="table">
      <style:table-properties style:width="7.5in" table:align="margins" fo:background-color="transparent">
        <style:background-image/>
      </style:table-properties>
    </style:style>
    <style:style style:name="Table8.A" style:family="table-column">
      <style:table-column-properties style:column-width="7.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000000" fo:padding="0.0382in" fo:border="0.05pt solid #000000">
        <style:background-image/>
      </style:table-cell-properties>
    </style:style>
    <style:style style:name="Table10" style:family="table">
      <style:table-properties style:width="7.5in" table:align="margins" fo:background-color="transparent">
        <style:background-image/>
      </style:table-properties>
    </style:style>
    <style:style style:name="Table10.A" style:family="table-column">
      <style:table-column-properties style:column-width="7.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000000" fo:padding="0.0382in" fo:border="0.05pt solid #000000">
        <style:background-image/>
      </style:table-cell-properties>
    </style:style>
    <style:style style:name="P1" style:family="paragraph" style:parent-style-name="Standard">
      <style:text-properties style:font-name="Liberation Serif" fo:font-size="10pt" fo:font-weight="normal" officeooo:rsid="007a22fa" officeooo:paragraph-rsid="007a22fa" style:font-size-asian="10pt" style:font-weight-asian="normal" style:font-size-complex="10pt" style:font-weight-complex="normal"/>
    </style:style>
    <style:style style:name="P2" style:family="paragraph" style:parent-style-name="Standard">
      <style:text-properties style:font-name="Liberation Serif" fo:font-size="10pt" fo:font-weight="normal" officeooo:rsid="001cedaf" officeooo:paragraph-rsid="0084d542" style:font-size-asian="10pt" style:font-weight-asian="normal" style:font-size-complex="10pt" style:font-weight-complex="normal"/>
    </style:style>
    <style:style style:name="P3" style:family="paragraph" style:parent-style-name="Standard">
      <style:text-properties style:font-name="Liberation Serif" fo:font-size="10pt" fo:font-weight="normal" officeooo:paragraph-rsid="0026c89c" style:font-size-asian="10pt" style:font-weight-asian="normal" style:font-size-complex="10pt" style:font-weight-complex="normal"/>
    </style:style>
    <style:style style:name="P4" style:family="paragraph" style:parent-style-name="Standard">
      <style:text-properties style:font-name="Liberation Serif" fo:font-size="10pt" fo:font-style="normal" fo:font-weight="normal" officeooo:rsid="0029e789" officeooo:paragraph-rsid="0029e789" style:font-size-asian="10pt" style:font-style-asian="normal" style:font-weight-asian="normal" style:font-size-complex="10pt" style:font-style-complex="normal" style:font-weight-complex="normal"/>
    </style:style>
    <style:style style:name="P5" style:family="paragraph" style:parent-style-name="Standard">
      <style:text-properties style:font-name="Liberation Serif" fo:font-size="10pt" fo:font-style="normal" fo:font-weight="normal" officeooo:rsid="007a22fa" officeooo:paragraph-rsid="007a22fa" style:font-size-asian="10pt" style:font-style-asian="normal" style:font-weight-asian="normal" style:font-size-complex="10pt" style:font-style-complex="normal" style:font-weight-complex="normal"/>
    </style:style>
    <style:style style:name="P6" style:family="paragraph" style:parent-style-name="Standard">
      <style:text-properties style:font-name="Liberation Serif" fo:font-size="10pt" fo:font-style="normal" fo:font-weight="normal" officeooo:rsid="007a22fa" officeooo:paragraph-rsid="008f4287" style:font-size-asian="10pt" style:font-style-asian="normal" style:font-weight-asian="normal" style:font-size-complex="10pt" style:font-style-complex="normal" style:font-weight-complex="normal"/>
    </style:style>
    <style:style style:name="P7" style:family="paragraph" style:parent-style-name="Standard">
      <style:text-properties style:font-name="Liberation Serif" fo:font-size="10pt" fo:font-style="normal" fo:font-weight="normal" officeooo:rsid="0078d419" officeooo:paragraph-rsid="0078d419" style:font-size-asian="10pt" style:font-style-asian="normal" style:font-weight-asian="normal" style:font-size-complex="10pt" style:font-style-complex="normal" style:font-weight-complex="normal"/>
    </style:style>
    <style:style style:name="P8" style:family="paragraph" style:parent-style-name="Standard">
      <style:text-properties style:font-name="Liberation Serif" fo:font-size="10pt" fo:font-style="normal" fo:font-weight="normal" officeooo:rsid="0078d419" officeooo:paragraph-rsid="007a22fa" style:font-size-asian="10pt" style:font-style-asian="normal" style:font-weight-asian="normal" style:font-size-complex="10pt" style:font-style-complex="normal" style:font-weight-complex="normal"/>
    </style:style>
    <style:style style:name="P9" style:family="paragraph" style:parent-style-name="Standard">
      <style:text-properties style:font-name="Liberation Serif" fo:font-size="10pt" fo:font-style="normal" fo:font-weight="normal" officeooo:rsid="00771156" officeooo:paragraph-rsid="0078d419" style:font-size-asian="10pt" style:font-style-asian="normal" style:font-weight-asian="normal" style:font-size-complex="10pt" style:font-style-complex="normal" style:font-weight-complex="normal"/>
    </style:style>
    <style:style style:name="P10" style:family="paragraph" style:parent-style-name="Standard">
      <style:text-properties style:font-name="Liberation Serif" fo:font-size="10pt" fo:font-style="normal" fo:font-weight="normal" officeooo:rsid="00771156" officeooo:paragraph-rsid="00831a0f" style:font-size-asian="10pt" style:font-style-asian="normal" style:font-weight-asian="normal" style:font-size-complex="10pt" style:font-style-complex="normal" style:font-weight-complex="normal"/>
    </style:style>
    <style:style style:name="P11" style:family="paragraph" style:parent-style-name="Standard">
      <style:text-properties style:font-name="Liberation Serif" fo:font-size="10pt" fo:font-style="normal" fo:font-weight="normal" officeooo:rsid="00771156" officeooo:paragraph-rsid="007a22fa" style:font-size-asian="10pt" style:font-style-asian="normal" style:font-weight-asian="normal" style:font-size-complex="10pt" style:font-style-complex="normal" style:font-weight-complex="normal"/>
    </style:style>
    <style:style style:name="P12" style:family="paragraph" style:parent-style-name="Standard">
      <style:text-properties style:font-name="Liberation Serif" fo:font-size="10pt" fo:font-style="normal" fo:font-weight="normal" officeooo:rsid="001cedaf" officeooo:paragraph-rsid="0078d419" style:font-size-asian="10pt" style:font-style-asian="normal" style:font-weight-asian="normal" style:font-size-complex="10pt" style:font-style-complex="normal" style:font-weight-complex="normal"/>
    </style:style>
    <style:style style:name="P13" style:family="paragraph" style:parent-style-name="Standard">
      <style:text-properties style:font-name="Liberation Serif" fo:font-size="10pt" fo:font-style="normal" fo:font-weight="normal" officeooo:rsid="001cedaf" officeooo:paragraph-rsid="007a22fa" style:font-size-asian="10pt" style:font-style-asian="normal" style:font-weight-asian="normal" style:font-size-complex="10pt" style:font-style-complex="normal" style:font-weight-complex="normal"/>
    </style:style>
    <style:style style:name="P14" style:family="paragraph" style:parent-style-name="Standard">
      <style:text-properties style:font-name="Liberation Serif" fo:font-size="10pt" fo:font-style="normal" fo:font-weight="normal" officeooo:rsid="001cedaf" officeooo:paragraph-rsid="007133a3" style:font-size-asian="10pt" style:font-style-asian="normal" style:font-weight-asian="normal" style:font-size-complex="10pt" style:font-style-complex="normal" style:font-weight-complex="normal"/>
    </style:style>
    <style:style style:name="P15" style:family="paragraph" style:parent-style-name="Standard">
      <style:text-properties style:font-name="Liberation Serif" fo:font-size="10pt" fo:font-style="normal" fo:font-weight="normal" officeooo:rsid="001cedaf" officeooo:paragraph-rsid="004d5cc9" style:font-size-asian="10pt" style:font-style-asian="normal" style:font-weight-asian="normal" style:font-size-complex="10pt" style:font-style-complex="normal" style:font-weight-complex="normal"/>
    </style:style>
    <style:style style:name="P16" style:family="paragraph" style:parent-style-name="Standard">
      <style:text-properties style:font-name="Liberation Serif" fo:font-size="10pt" fo:font-style="normal" fo:font-weight="normal" officeooo:rsid="001cedaf" officeooo:paragraph-rsid="0026c89c" style:font-size-asian="10pt" style:font-style-asian="normal" style:font-weight-asian="normal" style:font-size-complex="10pt" style:font-style-complex="normal" style:font-weight-complex="normal"/>
    </style:style>
    <style:style style:name="P17" style:family="paragraph" style:parent-style-name="Standard">
      <style:text-properties style:font-name="Liberation Serif" fo:font-size="10pt" fo:font-style="normal" fo:font-weight="normal" officeooo:rsid="001cedaf" officeooo:paragraph-rsid="008a4a55" style:font-size-asian="10pt" style:font-style-asian="normal" style:font-weight-asian="normal" style:font-size-complex="10pt" style:font-style-complex="normal" style:font-weight-complex="normal"/>
    </style:style>
    <style:style style:name="P18" style:family="paragraph" style:parent-style-name="Standard">
      <style:text-properties style:font-name="Liberation Serif" fo:font-size="10pt" fo:font-style="normal" fo:font-weight="normal" officeooo:rsid="0082771c" officeooo:paragraph-rsid="0082771c" style:font-size-asian="10pt" style:font-style-asian="normal" style:font-weight-asian="normal" style:font-size-complex="10pt" style:font-style-complex="normal" style:font-weight-complex="normal"/>
    </style:style>
    <style:style style:name="P19" style:family="paragraph" style:parent-style-name="Standard">
      <style:text-properties style:font-name="Liberation Serif" fo:font-size="10pt" fo:font-style="normal" fo:font-weight="normal" officeooo:rsid="005f49cd" officeooo:paragraph-rsid="0089c4d9" style:font-size-asian="10pt" style:font-style-asian="normal" style:font-weight-asian="normal" style:font-size-complex="10pt" style:font-style-complex="normal" style:font-weight-complex="normal"/>
    </style:style>
    <style:style style:name="P20" style:family="paragraph" style:parent-style-name="Standard">
      <style:text-properties style:font-name="Liberation Serif" fo:font-size="10pt" fo:font-style="normal" fo:font-weight="normal" officeooo:rsid="00623f5c" officeooo:paragraph-rsid="0064ecbe" style:font-size-asian="10pt" style:font-style-asian="normal" style:font-weight-asian="normal" style:font-size-complex="10pt" style:font-style-complex="normal" style:font-weight-complex="normal"/>
    </style:style>
    <style:style style:name="P21" style:family="paragraph" style:parent-style-name="Standard">
      <style:text-properties style:font-name="Liberation Serif" fo:font-size="10pt" fo:font-style="normal" fo:font-weight="normal" officeooo:rsid="004d5cc9" officeooo:paragraph-rsid="004d5cc9" style:font-size-asian="10pt" style:font-style-asian="normal" style:font-weight-asian="normal" style:font-size-complex="10pt" style:font-style-complex="normal" style:font-weight-complex="normal"/>
    </style:style>
    <style:style style:name="P22" style:family="paragraph" style:parent-style-name="Standard">
      <style:text-properties style:font-name="Liberation Serif" fo:font-size="10pt" fo:font-style="normal" fo:font-weight="normal" officeooo:rsid="002b1511" officeooo:paragraph-rsid="0082771c" style:font-size-asian="10pt" style:font-style-asian="normal" style:font-weight-asian="normal" style:font-size-complex="10pt" style:font-style-complex="normal" style:font-weight-complex="normal"/>
    </style:style>
    <style:style style:name="P23" style:family="paragraph" style:parent-style-name="Standard">
      <style:text-properties style:font-name="Liberation Serif" fo:font-size="10pt" fo:font-style="normal" fo:font-weight="normal" officeooo:rsid="00283427" officeooo:paragraph-rsid="005f49cd" style:font-size-asian="10pt" style:font-style-asian="normal" style:font-weight-asian="normal" style:font-size-complex="10pt" style:font-style-complex="normal" style:font-weight-complex="normal"/>
    </style:style>
    <style:style style:name="P24" style:family="paragraph" style:parent-style-name="Standard">
      <style:text-properties style:font-name="Liberation Serif" fo:font-size="10pt" fo:font-style="normal" fo:font-weight="normal" officeooo:rsid="008a4a55" officeooo:paragraph-rsid="008a4a55" style:font-size-asian="10pt" style:font-style-asian="normal" style:font-weight-asian="normal" style:font-size-complex="10pt" style:font-style-complex="normal" style:font-weight-complex="normal"/>
    </style:style>
    <style:style style:name="P25" style:family="paragraph" style:parent-style-name="Standard">
      <style:text-properties style:font-name="Liberation Serif" fo:font-size="10pt" fo:font-style="normal" fo:font-weight="normal" officeooo:rsid="008b82b5" officeooo:paragraph-rsid="008b82b5" style:font-size-asian="10pt" style:font-style-asian="normal" style:font-weight-asian="normal" style:font-size-complex="10pt" style:font-style-complex="normal" style:font-weight-complex="normal"/>
    </style:style>
    <style:style style:name="P26" style:family="paragraph" style:parent-style-name="Standard">
      <style:text-properties style:font-name="Liberation Serif" fo:font-size="10pt" fo:font-style="normal" fo:font-weight="bold" officeooo:rsid="0078d419" officeooo:paragraph-rsid="0078d419" style:font-size-asian="10pt" style:font-style-asian="normal" style:font-weight-asian="bold" style:font-size-complex="10pt" style:font-style-complex="normal" style:font-weight-complex="bold"/>
    </style:style>
    <style:style style:name="P27" style:family="paragraph" style:parent-style-name="Standard">
      <style:text-properties style:font-name="Liberation Serif" fo:font-size="10pt" fo:font-style="normal" fo:font-weight="bold" officeooo:rsid="006fd7d3" officeooo:paragraph-rsid="007133a3" style:font-size-asian="10pt" style:font-style-asian="normal" style:font-weight-asian="bold" style:font-size-complex="10pt" style:font-style-complex="normal" style:font-weight-complex="bold"/>
    </style:style>
    <style:style style:name="P28" style:family="paragraph" style:parent-style-name="Standard">
      <style:text-properties style:font-name="Liberation Serif" fo:font-size="10pt" fo:font-style="normal" fo:font-weight="bold" officeooo:rsid="00623f5c" officeooo:paragraph-rsid="0064ecbe" style:font-size-asian="10pt" style:font-weight-asian="bold" style:font-size-complex="10pt" style:font-weight-complex="bold"/>
    </style:style>
    <style:style style:name="P29" style:family="paragraph" style:parent-style-name="Standard">
      <style:text-properties style:font-name="Liberation Mono" fo:font-size="7pt" fo:font-style="normal" fo:font-weight="normal" officeooo:rsid="00623f5c" officeooo:paragraph-rsid="0064ecbe" style:font-size-asian="7pt" style:font-size-complex="7pt"/>
    </style:style>
    <style:style style:name="P30" style:family="paragraph" style:parent-style-name="Standard">
      <style:text-properties style:font-name="Liberation Mono" fo:font-size="7pt" fo:font-style="normal" fo:font-weight="normal" officeooo:rsid="00623f5c" officeooo:paragraph-rsid="008a4a55" style:font-size-asian="7pt" style:font-size-complex="7pt"/>
    </style:style>
    <style:style style:name="P31" style:family="paragraph" style:parent-style-name="Standard">
      <style:text-properties style:font-name="Liberation Mono" fo:font-size="7pt" fo:font-style="normal" fo:font-weight="normal" officeooo:rsid="006953eb" officeooo:paragraph-rsid="006953eb" style:font-size-asian="7pt" style:font-size-complex="7pt"/>
    </style:style>
    <style:style style:name="P32" style:family="paragraph" style:parent-style-name="Standard">
      <style:text-properties style:font-name="Liberation Mono" fo:font-size="7pt" fo:font-style="normal" fo:font-weight="normal" officeooo:rsid="004290ad" officeooo:paragraph-rsid="007a22fa" style:font-size-asian="7pt" style:font-style-asian="normal" style:font-weight-asian="normal" style:font-size-complex="7pt" style:font-style-complex="normal" style:font-weight-complex="normal"/>
    </style:style>
    <style:style style:name="P33" style:family="paragraph" style:parent-style-name="Table_20_Contents">
      <style:text-properties style:font-name="Liberation Mono" fo:font-size="7pt" style:font-size-asian="7pt" style:font-size-complex="7pt"/>
    </style:style>
    <style:style style:name="P34" style:family="paragraph" style:parent-style-name="Table_20_Contents">
      <style:text-properties style:font-name="Liberation Mono" fo:font-size="7pt" officeooo:rsid="003e60ec" officeooo:paragraph-rsid="005d714f" style:font-size-asian="7pt" style:font-size-complex="7pt"/>
    </style:style>
    <style:style style:name="P35" style:family="paragraph" style:parent-style-name="Table_20_Contents">
      <style:text-properties style:font-name="Liberation Mono" fo:font-size="7pt" officeooo:rsid="003e60ec" officeooo:paragraph-rsid="00831a0f" style:font-size-asian="7pt" style:font-size-complex="7pt"/>
    </style:style>
    <style:style style:name="P36" style:family="paragraph" style:parent-style-name="Table_20_Contents">
      <style:text-properties style:font-name="Liberation Mono" fo:font-size="7pt" officeooo:rsid="0089c4d9" officeooo:paragraph-rsid="0089c4d9" style:font-size-asian="7pt" style:font-size-complex="7pt"/>
    </style:style>
    <style:style style:name="P37" style:family="paragraph" style:parent-style-name="Table_20_Contents">
      <style:text-properties style:font-name="Liberation Mono" fo:font-size="7pt" officeooo:rsid="0026c89c" officeooo:paragraph-rsid="005f49cd" style:font-size-asian="7pt" style:font-size-complex="7pt"/>
    </style:style>
    <style:style style:name="P38" style:family="paragraph" style:parent-style-name="Table_20_Contents">
      <style:text-properties style:font-name="Liberation Mono" fo:font-size="7pt" officeooo:rsid="004c41db" officeooo:paragraph-rsid="008a4a55" style:font-size-asian="7pt" style:font-size-complex="7pt"/>
    </style:style>
    <style:style style:name="P39" style:family="paragraph" style:parent-style-name="Table_20_Contents">
      <style:text-properties style:font-name="Liberation Mono" fo:font-size="7pt" officeooo:rsid="004c41db" officeooo:paragraph-rsid="004d5cc9" style:font-size-asian="7pt" style:font-size-complex="7pt"/>
    </style:style>
    <style:style style:name="P40" style:family="paragraph" style:parent-style-name="Table_20_Contents">
      <style:text-properties style:font-name="Liberation Mono" fo:font-size="7pt" officeooo:rsid="0075d187" officeooo:paragraph-rsid="0078d419" style:font-size-asian="7pt" style:font-size-complex="7pt"/>
    </style:style>
    <style:style style:name="P41" style:family="paragraph" style:parent-style-name="Table_20_Contents">
      <style:text-properties style:font-name="Liberation Mono" fo:font-size="7pt" officeooo:paragraph-rsid="0078d419" style:font-size-asian="7pt" style:font-size-complex="7pt"/>
    </style:style>
    <style:style style:name="P42" style:family="paragraph" style:parent-style-name="Table_20_Contents">
      <style:text-properties style:font-name="Liberation Mono" fo:font-size="7pt" officeooo:paragraph-rsid="007a22fa" style:font-size-asian="7pt" style:font-size-complex="7pt"/>
    </style:style>
    <style:style style:name="P43" style:family="paragraph" style:parent-style-name="Table_20_Contents">
      <style:text-properties style:font-name="Liberation Mono" fo:font-size="7pt" officeooo:paragraph-rsid="0082771c" style:font-size-asian="7pt" style:font-size-complex="7pt"/>
    </style:style>
    <style:style style:name="P44" style:family="paragraph" style:parent-style-name="Table_20_Contents">
      <style:text-properties style:font-name="Liberation Mono" fo:font-size="7pt" fo:font-style="normal" fo:font-weight="normal" officeooo:rsid="004290ad" officeooo:paragraph-rsid="00831a0f" style:font-size-asian="7pt" style:font-style-asian="normal" style:font-weight-asian="normal" style:font-size-complex="7pt" style:font-style-complex="normal" style:font-weight-complex="normal"/>
    </style:style>
    <style:style style:name="P45" style:family="paragraph" style:parent-style-name="Heading_20_1">
      <style:text-properties fo:font-size="16pt" style:font-size-asian="16pt" style:font-size-complex="16pt"/>
    </style:style>
    <style:style style:name="P46" style:family="paragraph" style:parent-style-name="Heading_20_1">
      <style:text-properties style:font-name="Liberation Serif" fo:font-size="10pt" fo:font-style="normal" fo:font-weight="bold" officeooo:rsid="001cedaf" officeooo:paragraph-rsid="008a4a55" style:font-size-asian="10pt" style:font-style-asian="normal" style:font-weight-asian="bold" style:font-size-complex="10pt" style:font-style-complex="normal" style:font-weight-complex="bold"/>
    </style:style>
    <style:style style:name="P47" style:family="paragraph" style:parent-style-name="Heading_20_1">
      <style:text-properties fo:font-size="10pt" style:font-size-asian="10pt" style:font-size-complex="10pt"/>
    </style:style>
    <style:style style:name="P48" style:family="paragraph" style:parent-style-name="Title">
      <style:paragraph-properties fo:text-align="start" style:justify-single-word="false"/>
    </style:style>
    <style:style style:name="P49" style:family="paragraph" style:parent-style-name="Standard">
      <style:text-properties style:font-name="Liberation Serif" fo:font-size="10pt" fo:font-style="normal" fo:font-weight="normal" officeooo:rsid="0029e789" officeooo:paragraph-rsid="0029e789" style:font-size-asian="10pt" style:font-style-asian="normal" style:font-weight-asian="normal" style:font-size-complex="10pt" style:font-style-complex="normal" style:font-weight-complex="normal"/>
    </style:style>
    <style:style style:name="P50" style:family="paragraph" style:parent-style-name="Standard">
      <style:text-properties style:font-name="Liberation Serif" fo:font-size="10pt" fo:font-style="normal" fo:font-weight="normal" officeooo:rsid="001cedaf" officeooo:paragraph-rsid="009c3709" style:font-size-asian="10pt" style:font-style-asian="normal" style:font-weight-asian="normal" style:font-size-complex="10pt" style:font-style-complex="normal" style:font-weight-complex="normal"/>
    </style:style>
    <style:style style:name="P51" style:family="paragraph" style:parent-style-name="Standard">
      <style:text-properties style:font-name="Liberation Serif" fo:font-size="10pt" fo:font-style="normal" fo:font-weight="normal" officeooo:rsid="005f49cd" officeooo:paragraph-rsid="009c3709" style:font-size-asian="10pt" style:font-style-asian="normal" style:font-weight-asian="normal" style:font-size-complex="10pt" style:font-style-complex="normal" style:font-weight-complex="normal"/>
    </style:style>
    <style:style style:name="P52" style:family="paragraph" style:parent-style-name="Standard">
      <style:text-properties style:font-name="Liberation Serif" fo:font-size="10pt" fo:font-style="normal" fo:font-weight="normal" officeooo:rsid="00283427" officeooo:paragraph-rsid="009c3709" style:font-size-asian="10pt" style:font-style-asian="normal" style:font-weight-asian="normal" style:font-size-complex="10pt" style:font-style-complex="normal" style:font-weight-complex="normal"/>
    </style:style>
    <style:style style:name="P53" style:family="paragraph" style:parent-style-name="Standard">
      <style:text-properties style:font-name="Liberation Serif" fo:font-size="10pt" fo:font-style="normal" fo:font-weight="normal" officeooo:rsid="00771156" officeooo:paragraph-rsid="0082771c" style:font-size-asian="10pt" style:font-style-asian="normal" style:font-weight-asian="normal" style:font-size-complex="10pt" style:font-style-complex="normal" style:font-weight-complex="normal"/>
    </style:style>
    <style:style style:name="P54" style:family="paragraph" style:parent-style-name="Standard">
      <style:text-properties style:font-name="Liberation Serif" fo:font-size="10pt" officeooo:rsid="0078d419" officeooo:paragraph-rsid="009cf4c6" style:font-size-asian="10pt" style:font-size-complex="10pt"/>
    </style:style>
    <style:style style:name="P55" style:family="paragraph" style:parent-style-name="Standard">
      <style:text-properties style:font-name="Liberation Serif" fo:font-size="10pt" fo:font-weight="normal" officeooo:rsid="001cedaf" officeooo:paragraph-rsid="009cf4c6" style:font-size-asian="10pt" style:font-weight-asian="normal" style:font-size-complex="10pt" style:font-weight-complex="normal"/>
    </style:style>
    <style:style style:name="P56" style:family="paragraph" style:parent-style-name="Standard">
      <style:text-properties style:font-name="Liberation Mono" fo:font-size="7pt" fo:font-style="normal" fo:font-weight="normal" officeooo:rsid="00623f5c" officeooo:paragraph-rsid="0064ecbe" style:font-size-asian="7pt" style:font-size-complex="7pt"/>
    </style:style>
    <style:style style:name="P57" style:family="paragraph" style:parent-style-name="Standard">
      <style:text-properties style:font-name="Liberation Mono" fo:font-size="7pt" fo:font-style="normal" fo:font-weight="normal" officeooo:rsid="0093d96a" officeooo:paragraph-rsid="0093d96a" style:font-size-asian="7pt" style:font-size-complex="7pt"/>
    </style:style>
    <style:style style:name="P58" style:family="paragraph" style:parent-style-name="Standard">
      <style:text-properties style:font-name="Liberation Mono" fo:font-size="10pt" fo:font-style="normal" fo:font-weight="normal" officeooo:rsid="003e60ec" officeooo:paragraph-rsid="00831a0f" style:font-size-asian="10pt" style:font-style-asian="normal" style:font-weight-asian="normal" style:font-size-complex="10pt" style:font-style-complex="normal" style:font-weight-complex="normal"/>
    </style:style>
    <style:style style:name="P59" style:family="paragraph" style:parent-style-name="Table_20_Contents">
      <style:text-properties style:font-name="Liberation Mono" fo:font-size="7pt" officeooo:rsid="004c41db" officeooo:paragraph-rsid="0089c4d9" style:font-size-asian="7pt" style:font-size-complex="7pt"/>
    </style:style>
    <style:style style:name="P60" style:family="paragraph" style:parent-style-name="Table_20_Contents">
      <style:text-properties style:font-name="Liberation Mono" fo:font-size="7pt" officeooo:rsid="004c41db" officeooo:paragraph-rsid="009c3709" style:font-size-asian="7pt" style:font-size-complex="7pt"/>
    </style:style>
    <style:style style:name="P61" style:family="paragraph" style:parent-style-name="Table_20_Contents">
      <style:text-properties style:font-name="Liberation Mono" fo:font-size="7pt" officeooo:rsid="003e60ec" officeooo:paragraph-rsid="005d714f" style:font-size-asian="7pt" style:font-size-complex="7pt"/>
    </style:style>
    <style:style style:name="P62" style:family="paragraph" style:parent-style-name="Table_20_Contents">
      <style:text-properties style:font-name="Liberation Mono" fo:font-size="7pt" officeooo:rsid="0026c89c" officeooo:paragraph-rsid="009c3709" style:font-size-asian="7pt" style:font-size-complex="7pt"/>
    </style:style>
    <style:style style:name="P63" style:family="paragraph" style:parent-style-name="Table_20_Contents">
      <style:text-properties style:font-name="Liberation Mono" fo:font-size="7pt" officeooo:paragraph-rsid="009cf4c6" style:font-size-asian="7pt" style:font-size-complex="7pt"/>
    </style:style>
    <style:style style:name="P64" style:family="paragraph" style:parent-style-name="Heading_20_1">
      <style:text-properties style:font-name="Liberation Serif" fo:font-size="16pt" fo:font-weight="bold" officeooo:rsid="002b1511" officeooo:paragraph-rsid="00831a0f" style:font-size-asian="16pt" style:font-weight-asian="bold" style:font-size-complex="16pt" style:font-weight-complex="bold"/>
    </style:style>
    <style:style style:name="T1"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style:font-name="Liberation Serif" fo:font-size="18pt" fo:font-style="normal" style:text-underline-style="none" fo:font-weight="bold" officeooo:rsid="0029e789" style:font-size-asian="18pt" style:font-style-asian="normal" style:font-weight-asian="bold" style:font-size-complex="18pt" style:font-style-complex="normal" style:font-weight-complex="bold"/>
    </style:style>
    <style:style style:name="T3"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4" style:family="text">
      <style:text-properties style:font-name="Liberation Serif" fo:font-size="18pt" fo:font-style="normal" fo:font-weight="bold" officeooo:rsid="00283427" style:font-size-asian="18pt" style:font-style-asian="normal" style:font-weight-asian="bold" style:font-size-complex="18pt" style:font-style-complex="normal" style:font-weight-complex="bold"/>
    </style:style>
    <style:style style:name="T5" style:family="text">
      <style:text-properties style:font-name="Liberation Serif" fo:font-size="18pt" fo:font-style="normal" fo:font-weight="bold" officeooo:rsid="0080798e" style:font-size-asian="18pt" style:font-style-asian="normal" style:font-weight-asian="bold" style:font-size-complex="18pt" style:font-style-complex="normal"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officeooo:rsid="00225b35" style:font-style-asian="normal" style:font-style-complex="normal"/>
    </style:style>
    <style:style style:name="T9" style:family="text">
      <style:text-properties fo:font-style="normal" officeooo:rsid="0023d594" style:font-style-asian="normal" style:font-style-complex="normal"/>
    </style:style>
    <style:style style:name="T10" style:family="text">
      <style:text-properties fo:font-style="normal" officeooo:rsid="002b1511" style:font-style-asian="normal" style:font-style-complex="normal"/>
    </style:style>
    <style:style style:name="T11" style:family="text">
      <style:text-properties fo:font-style="normal" officeooo:rsid="003d6c21" style:font-style-asian="normal" style:font-style-complex="normal"/>
    </style:style>
    <style:style style:name="T12" style:family="text">
      <style:text-properties fo:font-style="normal" officeooo:rsid="0078d419" style:font-style-asian="normal" style:font-style-complex="normal"/>
    </style:style>
    <style:style style:name="T13" style:family="text">
      <style:text-properties fo:font-style="normal" officeooo:rsid="0082771c" style:font-style-asian="normal" style:font-style-complex="normal"/>
    </style:style>
    <style:style style:name="T14" style:family="text">
      <style:text-properties fo:font-style="normal" officeooo:rsid="00831a0f" style:font-style-asian="normal" style:font-style-complex="normal"/>
    </style:style>
    <style:style style:name="T15" style:family="text">
      <style:text-properties fo:font-style="normal" officeooo:rsid="009cf4c6" style:font-style-asian="normal" style:font-style-complex="normal"/>
    </style:style>
    <style:style style:name="T16" style:family="text">
      <style:text-properties fo:font-style="normal" officeooo:rsid="00771156" style:font-style-asian="normal" style:font-style-complex="normal"/>
    </style:style>
    <style:style style:name="T17" style:family="text">
      <style:text-properties fo:font-style="normal" officeooo:rsid="008fb9dc" style:font-style-asian="normal" style:font-style-complex="normal"/>
    </style:style>
    <style:style style:name="T18" style:family="text">
      <style:text-properties fo:font-style="normal" officeooo:rsid="008381ca"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4290ad" style:font-style-asian="normal" style:font-weight-asian="normal" style:font-style-complex="normal" style:font-weight-complex="normal"/>
    </style:style>
    <style:style style:name="T21" style:family="text">
      <style:text-properties fo:font-style="normal" fo:font-weight="normal" officeooo:rsid="0082771c" style:font-style-asian="normal" style:font-weight-asian="normal" style:font-style-complex="normal" style:font-weight-complex="normal"/>
    </style:style>
    <style:style style:name="T22" style:family="text">
      <style:text-properties fo:font-style="normal" fo:font-weight="normal" officeooo:rsid="00831a0f" style:font-style-asian="normal" style:font-weight-asian="normal" style:font-style-complex="normal" style:font-weight-complex="normal"/>
    </style:style>
    <style:style style:name="T23" style:family="text">
      <style:text-properties fo:font-style="normal" fo:font-weight="normal" officeooo:rsid="009cf4c6" style:font-style-asian="normal" style:font-weight-asian="normal" style:font-style-complex="normal" style:font-weight-complex="normal"/>
    </style:style>
    <style:style style:name="T24" style:family="text">
      <style:text-properties fo:font-style="normal" fo:font-weight="bold" officeooo:rsid="002b1511" style:font-style-asian="normal" style:font-weight-asian="bold" style:font-style-complex="normal" style:font-weight-complex="bold"/>
    </style:style>
    <style:style style:name="T25" style:family="text">
      <style:text-properties fo:font-style="normal" fo:font-weight="bold" officeooo:rsid="00225b35" style:font-style-asian="normal" style:font-weight-asian="bold" style:font-style-complex="normal" style:font-weight-complex="bold"/>
    </style:style>
    <style:style style:name="T26" style:family="text">
      <style:text-properties fo:font-size="16pt" style:font-size-asian="16pt" style:font-size-complex="16pt"/>
    </style:style>
    <style:style style:name="T27" style:family="text">
      <style:text-properties fo:font-size="16pt" officeooo:rsid="008381ca" style:font-size-asian="16pt" style:font-size-complex="16pt"/>
    </style:style>
    <style:style style:name="T28" style:family="text">
      <style:text-properties fo:font-size="16pt" officeooo:rsid="0086a8ed" style:font-size-asian="16pt" style:font-size-complex="16pt"/>
    </style:style>
    <style:style style:name="T29" style:family="text">
      <style:text-properties fo:font-size="16pt" officeooo:rsid="008a4a55" style:font-size-asian="16pt" style:font-size-complex="16pt"/>
    </style:style>
    <style:style style:name="T30" style:family="text">
      <style:text-properties fo:font-size="16pt" officeooo:rsid="008b82b5" style:font-size-asian="16pt" style:font-size-complex="16pt"/>
    </style:style>
    <style:style style:name="T31" style:family="text">
      <style:text-properties fo:font-size="16pt" officeooo:rsid="008d23e7" style:font-size-asian="16pt" style:font-size-complex="16pt"/>
    </style:style>
    <style:style style:name="T32" style:family="text">
      <style:text-properties officeooo:rsid="0069ad63"/>
    </style:style>
    <style:style style:name="T33" style:family="text">
      <style:text-properties officeooo:rsid="006d05dc"/>
    </style:style>
    <style:style style:name="T34" style:family="text">
      <style:text-properties officeooo:rsid="007133a3"/>
    </style:style>
    <style:style style:name="T35" style:family="text">
      <style:text-properties officeooo:rsid="0075d187"/>
    </style:style>
    <style:style style:name="T36" style:family="text">
      <style:text-properties officeooo:rsid="0078d419"/>
    </style:style>
    <style:style style:name="T37" style:family="text">
      <style:text-properties officeooo:rsid="0080798e"/>
    </style:style>
    <style:style style:name="T38" style:family="text">
      <style:text-properties officeooo:rsid="0082771c"/>
    </style:style>
    <style:style style:name="T39" style:family="text">
      <style:text-properties officeooo:rsid="00831a0f"/>
    </style:style>
    <style:style style:name="T40" style:family="text">
      <style:text-properties officeooo:rsid="008381ca"/>
    </style:style>
    <style:style style:name="T41" style:family="text">
      <style:text-properties officeooo:rsid="0089c4d9"/>
    </style:style>
    <style:style style:name="T42" style:family="text">
      <style:text-properties officeooo:rsid="008a4a55"/>
    </style:style>
    <style:style style:name="T43" style:family="text">
      <style:text-properties officeooo:rsid="008b82b5"/>
    </style:style>
    <style:style style:name="T44" style:family="text">
      <style:text-properties officeooo:rsid="008d23e7"/>
    </style:style>
    <style:style style:name="T45" style:family="text">
      <style:text-properties officeooo:rsid="008fb9dc"/>
    </style:style>
    <style:style style:name="T46" style:family="text">
      <style:text-properties officeooo:rsid="00925fce"/>
    </style:style>
    <style:style style:name="T47" style:family="text">
      <style:text-properties officeooo:rsid="0093d96a"/>
    </style:style>
    <style:style style:name="T48" style:family="text">
      <style:text-properties fo:font-variant="normal" fo:text-transform="none" fo:color="#333333" style:font-name="Lucida Grande" fo:font-size="9.75pt" fo:letter-spacing="normal"/>
    </style:style>
    <style:style style:name="T49" style:family="text">
      <style:text-properties fo:font-variant="normal" fo:text-transform="none" fo:color="#333333" style:font-name="Liberation Mono" fo:font-size="9.75pt" fo:letter-spacing="normal"/>
    </style:style>
    <style:style style:name="T50" style:family="text">
      <style:text-properties fo:font-variant="normal" fo:text-transform="none" fo:color="#333333" style:font-name="Liberation Mono" fo:letter-spacing="normal" style:font-size-asian="6.09999990463257pt"/>
    </style:style>
    <style:style style:name="T51" style:family="text">
      <style:text-properties fo:font-variant="normal" fo:text-transform="none" fo:color="#333333" style:font-name="Liberation Mono" fo:letter-spacing="normal" officeooo:rsid="0093d96a" style:font-size-asian="6.09999990463257pt"/>
    </style:style>
    <style:style style:name="T52" style:family="text">
      <style:text-properties officeooo:rsid="009dc5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Emphasis"><text:span text:style-name="T1">Set</text:span></text:span><text:span text:style-name="Emphasis"><text:span text:style-name="T2">ting</text:span></text:span><text:span text:style-name="Emphasis"><text:span text:style-name="T1"> Up &amp; </text:span></text:span><text:span text:style-name="T3">Configuring Drupal </text:span><text:span text:style-name="T5">8 </text:span><text:span text:style-name="T4">for CentOS 7 Control Web Panel</text:span></text:p>
      <text:h text:style-name="P45" text:outline-level="1"><text:span text:style-name="T39">Part I - </text:span>Initial Setup <text:span text:style-name="T39">of the CWP Server</text:span></text:h>
      <text:p text:style-name="P4">Create a new <text:span text:style-name="T35">user </text:span>account in Control Web Panel</text:p>
      <text:p text:style-name="P4"/>
      <text:p text:style-name="P5">Create a new database for the user <text:span text:style-name="T37">(or use the code provided within the script to manually create it, the script allows you to drop and recreate the database as many times as you need to for debugging purposes)</text:span></text:p>
      <text:p text:style-name="P4"/>
      <text:p text:style-name="P26">Fixing the Clean URLs/index.php issues</text:p>
      <text:p text:style-name="P7">Drupal 8 comes with Clean URLs already enabled. <text:s/>It causes a lot of issues if the server isn't set up properly.</text:p>
      <text:p text:style-name="P7"/>
      <text:p text:style-name="P7">Edit the main apache configuration file</text:p>
      <table:table table:name="Table12" table:style-name="Table12">
        <table:table-column table:style-name="Table12.A"/>
        <table:table-row table:style-name="Table12.1">
          <table:table-cell table:style-name="Table12.A1" office:value-type="string">
            <text:p text:style-name="P40">vi /usr/local/apache/conf/httpd.conf</text:p>
          </table:table-cell>
        </table:table-row>
      </table:table>
      <text:p text:style-name="P7"/>
      <text:p text:style-name="P7">Change</text:p>
      <table:table table:name="Table14" table:style-name="Table14">
        <table:table-column table:style-name="Table14.A"/>
        <table:table-row>
          <table:table-cell table:style-name="Table14.A1" office:value-type="string">
            <text:p text:style-name="P41">&lt;Directory /&gt;</text:p>
            <text:p text:style-name="P41"><text:s text:c="4"/>AllowOverride none</text:p>
            <text:p text:style-name="P41"><text:s text:c="4"/>Require all denied</text:p>
            <text:p text:style-name="P41">&lt;/Directory&gt;</text:p>
          </table:table-cell>
        </table:table-row>
      </table:table>
      <text:p text:style-name="P9"/>
      <text:p text:style-name="P9"><text:span text:style-name="T36">T</text:span>o</text:p>
      <table:table table:name="Table15" table:style-name="Table15">
        <table:table-column table:style-name="Table15.A"/>
        <table:table-row>
          <table:table-cell table:style-name="Table15.A1" office:value-type="string">
            <text:p text:style-name="P41">&lt;Directory /&gt;</text:p>
            <text:p text:style-name="P41"><text:s text:c="4"/>AllowOverride All</text:p>
            <text:p text:style-name="P41">&lt;/Directory&gt;</text:p>
          </table:table-cell>
        </table:table-row>
      </table:table>
      <text:p text:style-name="P12"/>
      <text:p text:style-name="P5"/>
      <text:p text:style-name="P1">Edit .htaccess file </text:p>
      <table:table table:name="Table1" table:style-name="Table1">
        <table:table-column table:style-name="Table1.A"/>
        <table:table-row table:style-name="Table1.1">
          <table:table-cell table:style-name="Table1.A1" office:value-type="string">
            <text:p text:style-name="P32">vi .htaccess</text:p>
          </table:table-cell>
        </table:table-row>
      </table:table>
      <text:p text:style-name="P13"/>
      <text:p text:style-name="P18">View Line Numbers <text:span text:style-name="T39">(Optional)</text:span></text:p>
      <table:table table:name="Table13" table:style-name="Table13">
        <table:table-column table:style-name="Table13.A"/>
        <table:table-row>
          <table:table-cell table:style-name="Table13.A1" office:value-type="string">
            <text:p text:style-name="P33">:set nu</text:p>
          </table:table-cell>
        </table:table-row>
      </table:table>
      <text:p text:style-name="P8"/>
      <text:p text:style-name="P54"><text:span text:style-name="T19">Change </text:span><text:span text:style-name="T21">line 16 </text:span><text:span text:style-name="T23">to: </text:span><text:span text:style-name="T22">(Comment out)</text:span></text:p>
      <table:table table:name="Table3" table:style-name="Table3">
        <table:table-column table:style-name="Table3.A"/>
        <table:table-row>
          <table:table-cell table:style-name="Table3.A1" office:value-type="string">
            <text:p text:style-name="P35"><text:span text:style-name="T32"># </text:span><text:span text:style-name="T20">Options -Indexes</text:span></text:p>
          </table:table-cell>
        </table:table-row>
      </table:table>
      <text:p text:style-name="P58"/>
      <text:p text:style-name="P22"><text:span text:style-name="T6">Option 1 </text:span>- If Drupal is installed in the web root, (public_html)</text:p>
      <text:p text:style-name="P8">Change <text:span text:style-name="T38">line 123 t</text:span>o: (substitute USERNAME for the username of your account)</text:p>
      <table:table table:name="Table5" table:style-name="Table5">
        <table:table-column table:style-name="Table5.A"/>
        <table:table-row>
          <table:table-cell table:style-name="Table5.A1" office:value-type="string">
            <text:p text:style-name="P43">RewriteBase /~USERNAME</text:p>
          </table:table-cell>
        </table:table-row>
      </table:table>
      <text:p text:style-name="P13"/>
      <text:p text:style-name="P2"><text:span text:style-name="T24">Option </text:span><text:span text:style-name="T25">2 </text:span><text:span text:style-name="T8">- </text:span><text:span text:style-name="T7">If </text:span><text:span text:style-name="T9">Drupal</text:span><text:span text:style-name="T7"> is installed in its own folder, then enter the </text:span><text:span text:style-name="T10">name of the </text:span><text:span text:style-name="T7">Joomla folder after the forward slash: </text:span></text:p>
      <text:p text:style-name="P55"><text:span text:style-name="T12">Change </text:span><text:span text:style-name="T13">line 1</text:span><text:span text:style-name="T14">19 </text:span><text:span text:style-name="T15">to: </text:span><text:span text:style-name="T17">(substitute USERNAME for the username of your account and drupal for the installation folder)</text:span></text:p>
      <table:table table:name="Table16" table:style-name="Table16">
        <table:table-column table:style-name="Table16.A"/>
        <table:table-row>
          <table:table-cell table:style-name="Table16.A1" office:value-type="string">
            <text:p text:style-name="P63">RewriteBase /~USERNAME/<text:span text:style-name="T38">drupal</text:span></text:p>
          </table:table-cell>
        </table:table-row>
      </table:table>
      <text:p text:style-name="P53"/>
      <text:p text:style-name="P53"/>
      <text:p text:style-name="P53"/>
      <text:p text:style-name="P51"><text:span text:style-name="T52">To v</text:span>iew your <text:span text:style-name="T41">r</text:span>oot <text:span text:style-name="T41">p</text:span>assword for MariaDB <text:span text:style-name="T41">in CWP (You will need this for the script in Part II)</text:span></text:p>
      <table:table table:name="Table8" table:style-name="Table8">
        <table:table-column table:style-name="Table8.A"/>
        <table:table-row table:style-name="Table8.1">
          <table:table-cell table:style-name="Table8.A1" office:value-type="string">
            <text:p text:style-name="P62">cat /root/.my.cnf</text:p>
          </table:table-cell>
        </table:table-row>
      </table:table>
      <text:p text:style-name="P52"/>
      <text:p text:style-name="P51"><text:span text:style-name="T41">Automatically change</text:span> your <text:span text:style-name="T41">r</text:span>oot <text:span text:style-name="T41">p</text:span>assword for MariaDB <text:span text:style-name="T41">in CWP</text:span></text:p>
      <table:table table:name="Table10" table:style-name="Table10">
        <table:table-column table:style-name="Table10.A"/>
        <table:table-row table:style-name="Table10.1">
          <table:table-cell table:style-name="Table10.A1" office:value-type="string">
            <text:p text:style-name="P60">sh /scripts/mysql_pwd_reset</text:p>
          </table:table-cell>
        </table:table-row>
      </table:table>
      <text:p text:style-name="P50"/>
      <text:p text:style-name="P50"/>
      <text:p text:style-name="P50"/>
      <text:p text:style-name="P50"/>
      <text:p text:style-name="P50"/>
      <text:p text:style-name="P50"/>
      <text:p text:style-name="P50"/>
      <text:h text:style-name="P64" text:outline-level="1"><text:soft-page-break/><text:span text:style-name="T7">Part II – </text:span><text:span text:style-name="T18">Drupal Installer Script</text:span></text:h>
      <table:table table:name="Table11" table:style-name="Table11">
        <table:table-column table:style-name="Table11.A"/>
        <table:table-row table:style-name="Table11.1">
          <table:table-cell table:style-name="Table11.A1" office:value-type="string">
            <text:p text:style-name="P34">#!/bin/bash</text:p>
            <text:p text:style-name="P34"># ====================================================================================================</text:p>
            <text:p text:style-name="P34"># title <text:s text:c="9"/>: installdrupal8.sh</text:p>
            <text:p text:style-name="P34"># description <text:s text:c="3"/>: This script will install Drupal 8 on a new user account created in CentOS 7 CWP</text:p>
            <text:p text:style-name="P34"># <text:s text:c="15"/>: (Control Web Panel). <text:s/>This script must be run with elevated privileges.</text:p>
            <text:p text:style-name="P34"># <text:s text:c="15"/>: Please read Drupal_8_Setup.pdf for important details about this script</text:p>
            <text:p text:style-name="P34"># author <text:s text:c="8"/>: Cory Hilliard</text:p>
            <text:p text:style-name="P34"># date <text:s text:c="10"/>: 2019.08.15</text:p>
            <text:p text:style-name="P34"># version <text:s text:c="7"/>: 0.1 <text:s text:c="3"/></text:p>
            <text:p text:style-name="P34"># usage <text:s text:c="9"/>: bash installdrupal8.sh</text:p>
            <text:p text:style-name="P34"># ====================================================================================================</text:p>
            <text:p text:style-name="P34"/>
            <text:p text:style-name="P34"># These four variables need to be changed to line up with the usernames and passwords of your site</text:p>
            <text:p text:style-name="P34">USERNAME="example" <text:s text:c="13"/># this is the username of the user you set up in Part I of Drupal_8_Setup.pdf</text:p>
            <text:p text:style-name="P34">PASSWORD="Example123" <text:s text:c="10"/># this is the password of the user you set up in Part I of Drupal_8_Setup.pdf</text:p>
            <text:p text:style-name="P34">DBNAME="drupal8" <text:s text:c="15"/># this will be converted to "example_drupal8" in the mySQL script</text:p>
            <text:p text:style-name="P34">DBROOTPASS="EUZn&amp;wo8qBo$VDm" <text:s text:c="3"/># this is the root password of your database</text:p>
            <text:p text:style-name="P34"/>
            <text:p text:style-name="P34">mysql -u root -p"${DBROOTPASS}" &lt;&lt;MYSQL_SCRIPT</text:p>
            <text:p text:style-name="P34">DROP DATABASE IF EXISTS ${USERNAME}_${DBNAME};</text:p>
            <text:p text:style-name="P34">CREATE DATABASE ${USERNAME}_${DBNAME};</text:p>
            <text:p text:style-name="P34">GRANT ALL PRIVILEGES ON ${USERNAME}_${DBNAME}.* TO '${USERNAME}'@'localhost';</text:p>
            <text:p text:style-name="P34">FLUSH PRIVILEGES;</text:p>
            <text:p text:style-name="P34">MYSQL_SCRIPT</text:p>
            <text:p text:style-name="P34"/>
            <text:p text:style-name="P34"># Change directory to the user's root folder</text:p>
            <text:p text:style-name="P34">cd /home/${USERNAME}/</text:p>
            <text:p text:style-name="P34"/>
            <text:p text:style-name="P34"># Download Drupal 8.7.6</text:p>
            <text:p text:style-name="P34">wget https://ftp.drupal.org/files/projects/drupal-8.7.6.tar.gz</text:p>
            <text:p text:style-name="P34"/>
            <text:p text:style-name="P34"># Extract Drupal</text:p>
            <text:p text:style-name="P34">tar -xzvf drupal-8.7.6.tar.gz</text:p>
            <text:p text:style-name="P34"/>
            <text:p text:style-name="P34"># Remove public_html for simplicity</text:p>
            <text:p text:style-name="P34">rm -rf public_html</text:p>
            <text:p text:style-name="P34"/>
            <text:p text:style-name="P34"># Rename the extracted drupal folder to public_html</text:p>
            <text:p text:style-name="P34">mv drupal-8.7.6 public_html</text:p>
            <text:p text:style-name="P34"/>
            <text:p text:style-name="P34"># Change ownership of the public_html folder and its contents</text:p>
            <text:p text:style-name="P34">chown -R ${USERNAME}:${USERNAME} public_html</text:p>
            <text:p text:style-name="P34"/>
            <text:p text:style-name="P34"># Delete the Drupal download</text:p>
            <text:p text:style-name="P34">rm drupal-8.7.6.tar.gz -f</text:p>
            <text:p text:style-name="P34"/>
            <text:p text:style-name="P34"># Change file permissions on all subdirectories</text:p>
            <text:p text:style-name="P34">echo "Changing folder permissions, this may take a minute"</text:p>
            <text:p text:style-name="P34">find /home/${USERNAME}/public_html -type d -exec chmod 755 {} \;</text:p>
            <text:p text:style-name="P34"/>
            <text:p text:style-name="P34"># Change file permissions on all subfiles</text:p>
            <text:p text:style-name="P34">echo "Changing file permissions, this may take a minute"</text:p>
            <text:p text:style-name="P34">find /home/${USERNAME}/public_html -type f -exec chmod 644 {} \;</text:p>
            <text:p text:style-name="P34"/>
            <text:p text:style-name="P34"># Change directory to the sites/default</text:p>
            <text:p text:style-name="P34">cd /home/${USERNAME}/public_html/sites/default</text:p>
            <text:p text:style-name="P34"/>
            <text:p text:style-name="P34"># Remove these two files if they exist</text:p>
            <text:p text:style-name="P34">rm -f {settings.php,services.yml}</text:p>
            <text:p text:style-name="P34"/>
            <text:p text:style-name="P34"># Create new settings and services files</text:p>
            <text:p text:style-name="P34">cp default.settings.php settings.php &amp;&amp; cp default.services.yml services.yml</text:p>
            <text:p text:style-name="P34"/>
            <text:p text:style-name="P34"># Change ownership of settings and services</text:p>
            <text:p text:style-name="P34">chown ${USERNAME}:${USERNAME} {settings.php,services.yml}</text:p>
            <text:p text:style-name="P34"/>
            <text:p text:style-name="P34"># Change permissions of settings and services</text:p>
            <text:p text:style-name="P34">chmod 777 {services.yml,settings.php}</text:p>
            <text:p text:style-name="P34"/>
            <text:p text:style-name="P34"># Change directory to the web root</text:p>
            <text:p text:style-name="P34">cd /home/${USERNAME}/public_html</text:p>
            <text:p text:style-name="P34"/>
            <text:p text:style-name="P34"># Make sites/default writeable for Drupal to work its magic</text:p>
            <text:p text:style-name="P34">chmod 777 ./sites/default/</text:p>
            <text:p text:style-name="P34"/>
            <text:p text:style-name="P34"># Edit the .htaccess file of the user's web root</text:p>
            <text:p text:style-name="P34">sed -i -e "16s|Options -Indexes|# Options -Indexes|g" .htaccess</text:p>
            <text:p text:style-name="P34">sed -i -e "123s|# RewriteBase /|RewriteBase /~${USERNAME}|g" .htaccess</text:p>
            <text:p text:style-name="P34"/>
            <text:p text:style-name="P34">echo " "</text:p>
            <text:p text:style-name="P34">echo "***Don't forget! <text:s/>After you install Drupal, run these two commands again to fix permissions"</text:p>
            <text:p text:style-name="P34">echo " "</text:p>
            <text:p text:style-name="P34">echo "find /home/${USERNAME}/public_html -type d -exec chmod 755 {} \;"</text:p>
            <text:p text:style-name="P34">echo "find /home/${USERNAME}/public_html -type f -exec chmod 644 {} \;"</text:p>
            <text:p text:style-name="P34">echo " "</text:p>
          </table:table-cell>
        </table:table-row>
      </table:table>
      <text:h text:style-name="P46" text:outline-level="1"><text:soft-page-break/><text:span text:style-name="T26">Part II</text:span><text:span text:style-name="T27">I</text:span><text:span text:style-name="T26"> - </text:span><text:span text:style-name="T29">Post Installation </text:span><text:span text:style-name="T28">Notes</text:span></text:h>
      <text:p text:style-name="P24"><text:span text:style-name="T6">IMPORTANT!!!</text:span> <text:s/>Once Drupal 8 is installed, it's extremely important to change the files and folder permissions <text:span text:style-name="T44">back</text:span>.</text:p>
      <table:table table:name="Table19" table:style-name="Table19">
        <table:table-column table:style-name="Table19.A"/>
        <table:table-row table:style-name="Table19.1">
          <table:table-cell table:style-name="Table19.A1" office:value-type="string">
            <text:p text:style-name="P38">find /home/${USERNAME}/public_html -type d -exec chmod 755 {} \;</text:p>
            <text:p text:style-name="P38">find /home/${USERNAME}/public_html -type f -exec chmod 644 {} \;</text:p>
          </table:table-cell>
        </table:table-row>
      </table:table>
      <text:p text:style-name="P17"/>
      <text:p text:style-name="P28">Fix CSS/<text:span text:style-name="T40">Theme</text:span> issue <text:span text:style-name="T40">after new Drupal 8 install</text:span></text:p>
      <table:table table:name="Table9" table:style-name="Table9">
        <table:table-column table:style-name="Table9.A"/>
        <table:table-row>
          <table:table-cell table:style-name="Table9.A1" office:value-type="string">
            <text:p text:style-name="P29">http://<text:span text:style-name="T42">example.com</text:span>/admin/config/development/performance</text:p>
            <text:p text:style-name="P29">uncheck Aggregate <text:span text:style-name="T47">CSS</text:span> <text:span text:style-name="T47">files</text:span></text:p>
            <text:p text:style-name="P57">uncheck Aggregate JavaScript files</text:p>
            <text:p text:style-name="P31">Save <text:span text:style-name="T33">configuration</text:span></text:p>
          </table:table-cell>
        </table:table-row>
      </table:table>
      <text:p text:style-name="P20"/>
      <text:p text:style-name="P27">Install <text:span text:style-name="T34">T</text:span>hemes</text:p>
      <table:table table:name="Table27" table:style-name="Table27">
        <table:table-column table:style-name="Table27.A"/>
        <table:table-row>
          <table:table-cell table:style-name="Table27.A1" office:value-type="string">
            <text:p text:style-name="P30">http://<text:span text:style-name="T42">example.com/</text:span>admin/theme/install</text:p>
          </table:table-cell>
        </table:table-row>
      </table:table>
      <text:p text:style-name="P14"/>
      <text:h text:style-name="P47" text:outline-level="1"><text:span text:style-name="T26">Part I</text:span><text:span text:style-name="T30">V</text:span><text:span text:style-name="T26"> - </text:span><text:span text:style-name="T31">Other </text:span><text:span text:style-name="T28">Notes</text:span> </text:h>
      <text:p text:style-name="P25">To edit the vhost file of each user <text:span text:style-name="T44">(If you ever need to)</text:span></text:p>
      <table:table table:name="Table6" table:style-name="Table6">
        <table:table-column table:style-name="Table6.A"/>
        <table:table-row table:style-name="Table6.1">
          <table:table-cell table:style-name="Table6.A1" office:value-type="string">
            <text:p text:style-name="P39">vi /usr/local/apache/conf.d/vhosts/<text:span text:style-name="T44">example</text:span>.com.conf</text:p>
          </table:table-cell>
        </table:table-row>
      </table:table>
      <text:p text:style-name="P15"/>
      <text:p text:style-name="P21">Restart Apache</text:p>
      <table:table table:name="Table7" table:style-name="Table7">
        <table:table-column table:style-name="Table7.A"/>
        <table:table-row table:style-name="Table7.1">
          <table:table-cell table:style-name="Table7.A1" office:value-type="string">
            <text:p text:style-name="P39">systemctl restart httpd</text:p>
          </table:table-cell>
        </table:table-row>
      </table:table>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Lucida Sans Unicode', 'DejaVu Sans', 'Lucida Sans', sans-serif"/>
    <style:font-face style:name="OpenSymbol" svg:font-family="OpenSymbol"/>
    <style:font-face style:name="Tahoma1" svg:font-family="Tahoma"/>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7M28S</meta:editing-duration>
    <meta:editing-cycles>94</meta:editing-cycles>
    <meta:generator>LibreOffice/6.2.5.2$Linux_X86_64 LibreOffice_project/20$Build-2</meta:generator>
    <dc:date>2019-08-15T02:00:43.708600522</dc:date>
    <dc:creator>Cory Hilliard</dc:creator>
    <meta:printed-by>Cory Hilliard</meta:printed-by>
    <meta:print-date>2019-08-14T11:32:19.744500557</meta:print-date>
    <meta:document-statistic meta:table-count="16" meta:image-count="0" meta:object-count="0" meta:page-count="3" meta:paragraph-count="115" meta:word-count="758" meta:character-count="5393" meta:non-whitespace-character-count="4609"/>
    <meta:user-defined meta:name="Info 1"/>
    <meta:user-defined meta:name="Info 2"/>
    <meta:user-defined meta:name="Info 3"/>
    <meta:user-defined meta:name="Info 4"/>
  </office:meta>
</office:document-meta>
</file>